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0a3" officeooo:paragraph-rsid="001b10a3"/>
    </style:style>
    <style:style style:name="P2" style:family="paragraph" style:parent-style-name="Standard">
      <style:text-properties officeooo:rsid="001c819d" officeooo:paragraph-rsid="001c819d"/>
    </style:style>
    <style:style style:name="P3" style:family="paragraph" style:parent-style-name="Standard">
      <style:text-properties officeooo:rsid="001e6067" officeooo:paragraph-rsid="001e60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омер 5</text:p>
      <text:p text:style-name="P1">1 A scanner is used for inputting text and graphics.</text:p>
      <text:p text:style-name="P1">2 A printer is used to print out data from a computer.</text:p>
      <text:p text:style-name="P1">3 An ATM provides cash and account information to bank customers on the</text:p>
      <text:p text:style-name="P1">evidence of a swipe card.</text:p>
      <text:p text:style-name="P1">4 A PDA is used to store information such as appointments.</text:p>
      <text:p text:style-name="P1">5 The function of a hard disk drive is to store programs and data.</text:p>
      <text:p text:style-name="P1">6 A supercomputer is used to process quickly very large amounts of information, for</text:p>
      <text:p text:style-name="P1">example in a government department or a university.</text:p>
      <text:p text:style-name="P1">7 A mainframe computer is used for processing large amounts of data such as a major</text:p>
      <text:p text:style-name="P1">company's accounts and client database.</text:p>
      <text:p text:style-name="P1">8 Barcodes provide computer-readable information on a product so that it can be</text:p>
      <text:p text:style-name="P1">identified and priced automatically.</text:p>
      <text:p text:style-name="P1">9 Swipe cards are used to provide a secure means of identifying authorised users of many</text:p>
      <text:p text:style-name="P1">different facilities such as banks, libraries, and computer labs.</text:p>
      <text:p text:style-name="P1">10 The function of memory is to hold the instructions and data used by the processor.</text:p>
      <text:p text:style-name="P1"/>
      <text:p text:style-name="P2">Номер 6</text:p>
      <text:p text:style-name="P2">1 The CPU is a large chip in the computer.</text:p>
      <text:p text:style-name="P2">2 Data always flows from the CPU to the address bus.</text:p>
      <text:p text:style-name="P2">3 The CPU can be divided into three parts.</text:p>
      <text:p text:style-name="P2">4 Data flows between the CPU and memory.</text:p>
      <text:p text:style-name="P2">5 Peripherals are devices outside the computer but linked to it.</text:p>
      <text:p text:style-name="P2">6 The signal moves across the VDU screen from one side to the other.</text:p>
      <text:p text:style-name="P2">7 The CPU puts the address onto the address bus.</text:p>
      <text:p text:style-name="P2">8 The CPU can fetch data from memory along the data bus.</text:p>
      <text:p text:style-name="P2"/>
      <text:p text:style-name="P3">Номер 7</text:p>
      <text:p text:style-name="P3">1 CD-RW Drive</text:p>
      <text:p text:style-name="P3">2 memory module</text:p>
      <text:p text:style-name="P3">3 APC 1400 SmartUPS</text:p>
      <text:p text:style-name="P3">4 3Com 10/100 Ethernet controller</text:p>
      <text:p text:style-name="P3"/>
      <text:p text:style-name="P3">Номер 8</text:p>
      <text:p text:style-name="P3">What kind of monitor does it have?</text:p>
      <text:p text:style-name="P3">What is the capacity of the hard disk?</text:p>
      <text:p text:style-name="P3">How much cache memory does it have?</text:p>
      <text:p text:style-name="P3">What size of memory does it have?</text:p>
      <text:p text:style-name="P3">What is the speed of the processor?</text:p>
      <text:p text:style-name="P3">What type of case does it have?</text:p>
      <text:p text:style-name="P3">At what speed does the bus operate?</text:p>
      <text:p text:style-name="P3">Does it have a CD-ROM drive?</text:p>
      <text:p text:style-name="P3">How fast is the CD-ROM drive?</text:p>
      <text:p text:style-name="P3"/>
      <text:p text:style-name="P3">Номер 9</text:p>
      <text:p text:style-name="P3">1b, 2d, 3c, 4a, 5e</text:p>
      <text:p text:style-name="P3"/>
      <text:p text:style-name="P3">Номер 10</text:p>
      <text:p text:style-name="P3">1 c</text:p>
      <text:p text:style-name="P3">2 d</text:p>
      <text:p text:style-name="P3">3 a </text:p>
      <text:p text:style-name="P3">4 e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3:44:01.233605730</meta:creation-date>
    <dc:date>2019-09-15T23:55:16.673536514</dc:date>
    <meta:editing-duration>PT11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53" meta:character-count="1799" meta:non-whitespace-character-count="1492"/>
  </office:meta>
</office:document-meta>
</file>